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950000033E2D592A726E2E287A.png" manifest:media-type="image/png"/>
  <manifest:file-entry manifest:full-path="Pictures/1000020100000493000002F5411418B6F721566A.png" manifest:media-type="image/png"/>
  <manifest:file-entry manifest:full-path="Pictures/1000020100000490000002EEAEE9F5B7EA02121C.png" manifest:media-type="image/png"/>
  <manifest:file-entry manifest:full-path="Pictures/10000201000003890000024309C1DF9ADBBF04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22c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4.2819in" draw:z-index="0"><draw:image xlink:href="Pictures/10000201000003890000024309C1DF9ADBBF040C.png" xlink:type="simple" xlink:show="embed" xlink:actuate="onLoad" loext:mime-type="image/png"/></draw:frame><text:s/></text:p>
      <text:p text:style-name="P1"><draw:frame draw:style-name="fr1" draw:name="Image2" text:anchor-type="char" svg:width="6.6929in" svg:height="4.2972in" draw:z-index="1"><draw:image xlink:href="Pictures/1000020100000490000002EEAEE9F5B7EA02121C.png" xlink:type="simple" xlink:show="embed" xlink:actuate="onLoad" loext:mime-type="image/png"/></draw:frame><text:s/></text:p>
      <text:p text:style-name="P1"><draw:frame draw:style-name="fr2" draw:name="Image3" text:anchor-type="char" svg:x="0in" svg:y="0in" svg:width="6.6929in" svg:height="4.7354in" draw:z-index="2"><draw:image xlink:href="Pictures/10000201000004950000033E2D592A726E2E287A.png" xlink:type="simple" xlink:show="embed" xlink:actuate="onLoad" loext:mime-type="image/png"/></draw:frame><text:soft-page-break/><text:s/></text:p>
      <text:p text:style-name="P1"><draw:frame draw:style-name="fr1" draw:name="Image4" text:anchor-type="char" svg:width="6.6929in" svg:height="4.3264in" draw:z-index="3"><draw:image xlink:href="Pictures/1000020100000493000002F5411418B6F72156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2:18:07.898207826</meta:creation-date>
    <dc:date>2020-11-24T12:20:35.774191912</dc:date>
    <meta:editing-duration>PT2M28S</meta:editing-duration>
    <meta:editing-cycles>1</meta:editing-cycles>
    <meta:document-statistic meta:table-count="0" meta:image-count="4" meta:object-count="0" meta:page-count="2" meta:paragraph-count="3" meta:word-count="0" meta:character-count="3" meta:non-whitespace-character-count="0"/>
    <meta:generator>LibreOffice/6.4.6.2$Linux_X86_64 LibreOffice_project/40$Build-2</meta:generator>
  </office:meta>
</office:document-meta>
</file>